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6"/>
          <table:table-cell table:style-name="ce29" office:value-type="string" calcext:value-type="string">
            <text:p>sqrt(Var)/0.00807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2"/>
          <table:covered-table-cell table:number-columns-repeated="6" table:style-name="ce15"/>
          <table:table-cell table:style-name="ce15" table:number-columns-repeated="4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vergEr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prelearnedBF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.16%</text:p>
          </table:table-cell>
          <table:table-cell table:style-name="ce32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.86%</text:p>
          </table:table-cell>
          <table:table-cell table:style-name="ce32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.92%</text:p>
          </table:table-cell>
          <table:table-cell table:style-name="ce32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.19%</text:p>
          </table:table-cell>
          <table:table-cell table:style-name="ce32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.39%</text:p>
          </table:table-cell>
          <table:table-cell table:style-name="ce32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.92%</text:p>
          </table:table-cell>
          <table:table-cell table:style-name="ce32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7"/>
          <table:table-cell table:style-name="Default" table:number-columns-repeated="13"/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8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8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.24%</text:p>
          </table:table-cell>
          <table:table-cell table:style-name="ce32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.39%</text:p>
          </table:table-cell>
          <table:table-cell table:style-name="ce32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.12%</text:p>
          </table:table-cell>
          <table:table-cell table:style-name="ce32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 table:number-rows-repeated="3">
          <table:table-cell table:style-name="ce5"/>
          <table:table-cell table:number-columns-repeated="7"/>
          <table:table-cell table:style-name="ce17"/>
          <table:table-cell table:number-columns-repeated="1015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/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6"/>
          <table:table-cell table:style-name="Default" table:number-columns-repeated="13"/>
          <table:table-cell/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6"/>
          <table:table-cell table:style-name="Default" table:number-columns-repeated="13"/>
          <table:table-cell table:number-columns-repeated="4"/>
          <table:table-cell table:style-name="ce26"/>
          <table:table-cell table:number-columns-repeated="1005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4"/>
          <table:table-cell table:style-name="ce26"/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4"/>
          <table:table-cell table:style-name="ce26"/>
          <table:table-cell table:number-columns-repeated="1005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4"/>
          <table:table-cell table:style-name="ce22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" table:number-columns-repeated="4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 table:number-rows-repeated="22">
          <table:table-cell table:number-columns-repeated="14"/>
          <table:table-cell table:style-name="ce11"/>
          <table:table-cell table:number-columns-repeated="1009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18:49:36.649305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30T19:07:41.553053788</dc:date>
    <dc:creator>Alexander Lelais</dc:creator>
    <meta:editing-duration>P7DT6H30M27S</meta:editing-duration>
    <meta:editing-cycles>154</meta:editing-cycles>
    <meta:generator>LibreOffice/4.2.8.2$Linux_X86_64 LibreOffice_project/420m0$Build-2</meta:generator>
    <meta:document-statistic meta:table-count="1" meta:cell-count="544" meta:object-count="0"/>
  </office:meta>
</office:document-meta>
</file>